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a8756" officeooo:paragraph-rsid="000787f0"/>
    </style:style>
    <style:style style:name="P2" style:family="paragraph" style:parent-style-name="Standard" style:list-style-name="L3">
      <style:text-properties officeooo:rsid="000a8756" officeooo:paragraph-rsid="000787f0"/>
    </style:style>
    <style:style style:name="P3" style:family="paragraph" style:parent-style-name="Standard">
      <style:text-properties officeooo:rsid="000a8756" officeooo:paragraph-rsid="000787f0"/>
    </style:style>
    <style:style style:name="P4" style:family="paragraph" style:parent-style-name="Standard">
      <style:text-properties fo:font-size="10pt" officeooo:paragraph-rsid="000787f0" style:font-size-asian="10pt" style:font-size-complex="10pt"/>
    </style:style>
    <style:style style:name="P5" style:family="paragraph" style:parent-style-name="Standard">
      <style:text-properties officeooo:paragraph-rsid="000787f0"/>
    </style:style>
    <style:style style:name="P6" style:family="paragraph" style:parent-style-name="Standard" style:list-style-name="L2">
      <style:text-properties officeooo:rsid="000787f0" officeooo:paragraph-rsid="000787f0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a8756" officeooo:paragraph-rsid="000787f0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0787f0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officeooo:paragraph-rsid="000787f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8756" style:font-size-asian="10pt" style:font-size-complex="10pt"/>
    </style:style>
    <style:style style:name="T3" style:family="text">
      <style:text-properties fo:font-size="10pt" officeooo:rsid="000787f0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fo:font-weight="bold" officeooo:rsid="000a8756" style:font-size-asian="10pt" style:font-weight-asian="bold" style:font-size-complex="10pt"/>
    </style:style>
    <style:style style:name="T6" style:family="text">
      <style:text-properties fo:font-size="10pt" fo:font-weight="normal" officeooo:rsid="000a8756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0787f0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Descri</text:span><text:span text:style-name="T5">ção</text:span><text:span text:style-name="T4"> dos processos </text:span><text:span text:style-name="T5">de negócio</text:span></text:p>
      <text:p text:style-name="P4"/>
      <text:p text:style-name="P5"><text:span text:style-name="T4">Processo:</text:span><text:span text:style-name="T1"> </text:span><text:span text:style-name="T3">Administrativo</text:span></text:p>
      <text:p text:style-name="P5"><text:span text:style-name="T4">Evento:</text:span><text:span text:style-name="T1"> </text:span><text:span text:style-name="T2">Registrar </text:span><text:span text:style-name="T3">controle de transbordo</text:span></text:p>
      <text:p text:style-name="P5"><text:span text:style-name="T4">Trabalhador envolvido: </text:span><text:span text:style-name="T7">Assistente administrativo</text:span></text:p>
      <text:p text:style-name="P8"><text:span text:style-name="T1"/></text:p>
      <text:list xml:id="list3040006014" text:style-name="L2">
        <text:list-item>
          <text:p text:style-name="P1"><text:span text:style-name="T1">O </text:span><text:span text:style-name="T3">assistente administrativo insere os dados de transbordo.</text:span></text:p>
        </text:list-item>
        <text:list-item>
          <text:p text:style-name="P6"><text:span text:style-name="T1">O sistema avalia as informações inseridas de acordo com a capacidade de prestar este serviço.</text:span></text:p>
          <text:p text:style-name="P6"><text:span text:style-name="T1">2.1 Se as informações não estiverem de acordo com as capacidades de prestar o serviço, o sistema rejeita os dados e pede para o usuário reavaliar.</text:span></text:p>
        </text:list-item>
        <text:list-item>
          <text:p text:style-name="P6"><text:span text:style-name="T1">O sistema registra o transbordo.</text:span></text:p>
        </text:list-item>
      </text:list>
      <text:p text:style-name="P3"><text:span text:style-name="T1"/></text:p>
      <text:p text:style-name="P5"><text:span text:style-name="T6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0:24:12.133111376</meta:creation-date>
    <dc:date>2020-04-23T00:41:04.616015687</dc:date>
    <meta:editing-duration>PT16M53S</meta:editing-duration>
    <meta:editing-cycles>1</meta:editing-cycles>
    <meta:document-statistic meta:table-count="0" meta:image-count="0" meta:object-count="0" meta:page-count="1" meta:paragraph-count="8" meta:word-count="73" meta:character-count="481" meta:non-whitespace-character-count="419"/>
    <meta:generator>LibreOffice/6.0.7.3$Linux_X86_64 LibreOffice_project/00m0$Build-3</meta:generator>
  </office:meta>
</office:document-meta>
</file>